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Message length</text:p>
          </table:table-cell>
          <table:table-cell office:value-type="string">
            <text:p>Caches</text:p>
          </table:table-cell>
          <table:table-cell office:value-type="string">
            <text:p>Send before Reply </text:p>
          </table:table-cell>
          <table:table-cell office:value-type="string">
            <text:p>Optimization</text:p>
          </table:table-cell>
          <table:table-cell office:value-type="string">
            <text:p>Group</text:p>
          </table:table-cell>
          <table:table-cell office:value-type="string">
            <text:p>Time (us)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float" office:value="2088">
            <text:p>20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float" office:value="547">
            <text:p>54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float" office:value="2090">
            <text:p>209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n</text:p>
          </table:table-cell>
          <table:table-cell office:value-type="string">
            <text:p>no</text:p>
          </table:table-cell>
          <table:table-cell office:value-type="string">
            <text:p>off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ff</text:p>
          </table:table-cell>
          <table:table-cell office:value-type="string">
            <text:p>yes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ff</text:p>
          </table:table-cell>
          <table:table-cell office:value-type="string">
            <text:p>no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n</text:p>
          </table:table-cell>
          <table:table-cell office:value-type="string">
            <text:p>no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on</text:p>
          </table:table-cell>
          <table:table-cell office:value-type="string">
            <text:p>no</text:p>
          </table:table-cell>
          <table:table-cell office:value-type="string">
            <text:p>on</text:p>
          </table:table-cell>
          <table:table-cell office:value-type="float" office:value="2">
            <text:p>2</text:p>
          </table:table-cell>
          <table:table-cell office:value-type="string">
            <text:p>broken</text:p>
          </table:table-cell>
        </table:table-row>
      </table:table>
      <table:table table:name="Sheet2" table:style-name="ta1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foo </meta:initial-creator>
    <meta:creation-date>2013-06-01T16:22:51</meta:creation-date>
    <dc:date>2013-06-01T16:29:50</dc:date>
    <dc:creator>chfoo </dc:creator>
    <meta:editing-duration>PT3M27S</meta:editing-duration>
    <meta:editing-cycles>2</meta:editing-cycles>
    <meta:generator>LibreOffice/3.5$Linux_X86_64 LibreOffice_project/350m1$Build-2</meta:generator>
    <meta:document-statistic meta:table-count="3" meta:cell-count="102" meta:object-count="0"/>
  </office:meta>
</office:document-meta>
</file>